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space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a4a" officeooo:paragraph-rsid="000b7a4a"/>
    </style:style>
    <style:style style:name="P2" style:family="paragraph" style:parent-style-name="Standard">
      <style:text-properties officeooo:paragraph-rsid="000d5359"/>
    </style:style>
    <style:style style:name="P3" style:family="paragraph" style:parent-style-name="Standard">
      <style:text-properties officeooo:rsid="000ef2e0" officeooo:paragraph-rsid="000ef2e0"/>
    </style:style>
    <style:style style:name="P4" style:family="paragraph" style:parent-style-name="Standard">
      <style:text-properties officeooo:rsid="000f6cbf" officeooo:paragraph-rsid="000f6cbf"/>
    </style:style>
    <style:style style:name="P5" style:family="paragraph" style:parent-style-name="Standard">
      <style:text-properties officeooo:rsid="0012d48a" officeooo:paragraph-rsid="0012d48a"/>
    </style:style>
    <style:style style:name="P6" style:family="paragraph" style:parent-style-name="Standard">
      <style:text-properties officeooo:rsid="00138db0" officeooo:paragraph-rsid="00138db0"/>
    </style:style>
    <style:style style:name="P7" style:family="paragraph" style:parent-style-name="Standard">
      <style:text-properties officeooo:rsid="00169a67" officeooo:paragraph-rsid="00169a67"/>
    </style:style>
    <style:style style:name="P8" style:family="paragraph" style:parent-style-name="Standard">
      <style:text-properties fo:color="#0066ff" fo:font-size="15pt" style:text-underline-style="solid" style:text-underline-width="auto" style:text-underline-color="font-color" fo:font-weight="bold" officeooo:rsid="0017db04" officeooo:paragraph-rsid="0017db04" style:font-size-asian="15pt" style:font-weight-asian="bold" style:font-size-complex="15pt" style:font-weight-complex="bold"/>
    </style:style>
    <style:style style:name="T1" style:family="text">
      <style:text-properties officeooo:rsid="000d5359"/>
    </style:style>
    <style:style style:name="T2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officeooo:rsid="001415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Документација – тек на работа за задачата</text:p>
      <text:p text:style-name="P1"/>
      <text:p text:style-name="P1"/>
      <text:p text:style-name="P1">Додадени nav nav-tabs во ul, отстрането во истото navbar-nav.</text:p>
      <text:p text:style-name="P1">Додадено во истото ul data-toggle=”tab”, role=”tab” на линковите(кои водат кон различна содржина при кликање на таб), како и active на првиот линк за да при прво отварање на страната се позиционираме на Home.</text:p>
      <text:p text:style-name="P1"/>
      <text:p text:style-name="P1">Отстрането <text:s/>navbar-dark и bg-dark во главната обвивка за навигација – nav.</text:p>
      <text:p text:style-name="P1"/>
      <text:p text:style-name="P2"><text:span text:style-name="T1">Додадено боја(</text:span><text:bookmark text:name="colorhexDIV"/><text:span text:style-name="T2">#ff9933</text:span><text:span text:style-name="T1">) на линковите под nav.</text:span></text:p>
      <text:p text:style-name="P2"/>
      <text:p text:style-name="P3">Додадено лого креирано преку <text:a xlink:type="simple" xlink:href="https://www.freelogodesign.org/" text:style-name="Internet_20_link" text:visited-style-name="Visited_20_Internet_20_Link">https://www.freelogodesign.org/</text:a>.</text:p>
      <text:p text:style-name="P3"/>
      <text:p text:style-name="P4">Додадена содржина за соодветните табови (адаптиран код од <text:a xlink:type="simple" xlink:href="https://mdbootstrap.com/components/tabs/#basic-example" text:style-name="Internet_20_link" text:visited-style-name="Visited_20_Internet_20_Link">https://mdbootstrap.com/components/tabs/#basic-example</text:a> ). Отстрането card во tab-content класата.</text:p>
      <text:p text:style-name="P4"/>
      <text:p text:style-name="P5">Додадена слика во Home делот (превземена од бесплатен извор на слики - <text:a xlink:type="simple" xlink:href="https://pixabay.com/en/student-typing-keyboard-text-woman-849825/" text:style-name="Internet_20_link" text:visited-style-name="Visited_20_Internet_20_Link">https://pixabay.com/en/student-typing-keyboard-text-woman-849825/</text:a> ). </text:p>
      <text:p text:style-name="P5"/>
      <text:p text:style-name="P6">Додаена содржина на About сегментот.</text:p>
      <text:p text:style-name="P6"/>
      <text:p text:style-name="P6">Поставена background-color на навигацијата (делумно заради прелевање при скролање надоле).</text:p>
      <text:p text:style-name="P6"/>
      <text:p text:style-name="P6">Нерешен проблем останува за навигацијата кога се <text:span text:style-name="T3">смалува екранот не се појавува видливо копчето за expand menu (го има копчето може да се кликне, но не е видливо).</text:span></text:p>
      <text:p text:style-name="P6"/>
      <text:p text:style-name="P7">Додадени картички за вработени во Cont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space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4:07:42.441322154</meta:creation-date>
    <dc:date>2017-12-22T12:20:56.093897082</dc:date>
    <meta:editing-duration>PT1H15M5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47" meta:character-count="1114" meta:non-whitespace-character-count="975"/>
  </office:meta>
</office:document-meta>
</file>